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TERINARIA MASTER S.C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6062915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VEZ GONZALES, JARLIN KEV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06291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ORNEJO VIENA, DANICA LEI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09546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3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55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